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d657" officeooo:paragraph-rsid="0013d657"/>
    </style:style>
    <style:style style:name="T1" style:family="text">
      <style:text-properties officeooo:rsid="0013d6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My favorite lab this semester is lab 11. The reason that I like lab 11 the most is because the string was very responsive to when the frequency, tension, and other elements was adjusted. It was easy to see when the string was at its resonant frequency making it easy for me to visualize and understand frequencies.</text:span></text:p>
      <text:p text:style-name="Standard"><text:tab/><text:span text:style-name="T1">I liked how we were able to derive the exact same equation through our experiments as the actual resonant frequency equation, unlike other labs where it seemed like our experimental data was very far off what theory predicts. This helped me gain an intuitive understanding of resonant frequencies and vibrating strings when other labs did not provide that understanding due to errors that occurred. The lab was also very easy to understand because the goal of gathering data and building an equation was simple enough that I didn’t struggle to understand what our goal w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d657" officeooo:paragraph-rsid="0013d65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idan Hopper</text:p>
        <text:p text:style-name="MP1">Lab 12 Analysis and Conclusi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3:41:15.236044786</meta:creation-date>
    <dc:date>2022-11-30T13:47:19.629669231</dc:date>
    <meta:editing-duration>PT6M5S</meta:editing-duration>
    <meta:editing-cycles>1</meta:editing-cycles>
    <meta:document-statistic meta:table-count="0" meta:image-count="0" meta:object-count="0" meta:page-count="1" meta:paragraph-count="4" meta:word-count="159" meta:character-count="931" meta:non-whitespace-character-count="774"/>
    <meta:generator>LibreOffice/7.3.5.2$Linux_X86_64 LibreOffice_project/30$Build-2</meta:generator>
  </office:meta>
</office:document-meta>
</file>